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486in"/>
    </style:style>
    <style:style style:name="TableColumn3" style:family="table-column">
      <style:table-column-properties style:column-width="1.352in"/>
    </style:style>
    <style:style style:name="TableColumn4" style:family="table-column">
      <style:table-column-properties style:column-width="1.352in"/>
    </style:style>
    <style:style style:name="TableColumn5" style:family="table-column">
      <style:table-column-properties style:column-width="1.1131in"/>
    </style:style>
    <style:style style:name="TableColumn6" style:family="table-column">
      <style:table-column-properties style:column-width="1.1895in"/>
    </style:style>
    <style:style style:name="TableColumn7" style:family="table-column">
      <style:table-column-properties style:column-width="1.0375in"/>
    </style:style>
    <style:style style:name="Table1" style:family="table" style:master-page-name="MP0">
      <style:table-properties style:width="6.493in" fo:margin-left="-0.5944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 fo:text-indent="0.4916in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P109" style:parent-style-name="Normal" style:family="paragraph">
      <style:paragraph-properties fo:margin-bottom="0in" fo:line-height="100%" fo:text-indent="0.4916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 fo:text-indent="0.4916in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P124" style:parent-style-name="Normal" style:family="paragraph">
      <style:paragraph-properties fo:margin-bottom="0in" fo:line-height="100%" fo:text-indent="0.4916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end" fo:margin-bottom="0in" fo:line-height="100%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P139" style:parent-style-name="Normal" style:family="paragraph">
      <style:paragraph-properties fo:text-align="end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º</text:p>
          </table:table-cell>
          <table:table-cell table:style-name="TableCell11">
            <text:p text:style-name="P12">Caso práctico</text:p>
          </table:table-cell>
          <table:table-cell table:style-name="TableCell13">
            <text:p text:style-name="P14">Modelo mental (¿qué esperaba el usuario?)</text:p>
            <text:p text:style-name="P15"/>
          </table:table-cell>
          <table:table-cell table:style-name="TableCell16">
            <text:p text:style-name="P17">Modelo conceptual (¿qué pasó en realidad?)</text:p>
            <text:p text:style-name="P18"/>
          </table:table-cell>
          <table:table-cell table:style-name="TableCell19">
            <text:p text:style-name="P20">Consecuencia para el usuario</text:p>
            <text:p text:style-name="P21"/>
          </table:table-cell>
          <table:table-cell table:style-name="TableCell22">
            <text:p text:style-name="P23">Propuesta de mejora</text:p>
            <text:p text:style-name="P24"/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<text:span text:style-name="T30">WhatsApp – Eliminar mensaje</text:span>: el usuario piensa que al pulsar “eliminar” el mensaje desaparece en todos los dispositivos, pero en realidad solo se borra en el suyo salvo que seleccione la opción “eliminar para todos”.</text:p>
          </table:table-cell>
          <table:table-cell table:style-name="TableCell31">
            <text:p text:style-name="P32">Que el mensaje desaparezca automáticamente en el chat de todos los participantes.<text:s/></text:p>
            <text:p text:style-name="P33"/>
          </table:table-cell>
          <table:table-cell table:style-name="TableCell34">
            <text:p text:style-name="P35">El mensaje se borra solo en el dispositivo del emisor, salvo que se elija expresamente la opción “eliminar para todos”.<text:s/></text:p>
            <text:p text:style-name="P36"/>
          </table:table-cell>
          <table:table-cell table:style-name="TableCell37">
            <text:p text:style-name="P38">Confusión, malentendidos (ej. pensar que la otra persona ya no lo puede leer cuando en realidad sí). Pérdida de confianza en la función.<text:s/></text:p>
            <text:p text:style-name="P39"/>
          </table:table-cell>
          <table:table-cell table:style-name="TableCell40">
            <text:p text:style-name="P41">Hacer más visible y clara la diferencia entre “eliminar en mi dispositivo” y “eliminar para todos”, por ejemplo, con botones separados y mensajes de confirmación más explicativos.<text:s/></text:p>
            <text:p text:style-name="P42"/>
          </table:table-cell>
        </table:table-row>
        <table:table-row table:style-name="TableRow43">
          <table:table-cell table:style-name="TableCell44">
            <text:p text:style-name="P45">2</text:p>
          </table:table-cell>
          <table:table-cell table:style-name="TableCell46">
            <text:p text:style-name="P47"><text:span text:style-name="T48">Google Drive – Guardar archivos</text:span>: el usuario cree que al pulsar “guardar” el archivo se almacena automáticamente en la nube, pero si no hay conexión a Internet solo queda en local y puede perderse.<text:s/></text:p>
            <text:p text:style-name="P49"/>
          </table:table-cell>
          <table:table-cell table:style-name="TableCell50">
            <text:p text:style-name="P51">Guarda los archivos sin tener conexión</text:p>
          </table:table-cell>
          <table:table-cell table:style-name="TableCell52">
            <text:p text:style-name="P53">Los archivos necesitan una conexión a internet para subirse.</text:p>
          </table:table-cell>
          <table:table-cell table:style-name="TableCell54">
            <text:p text:style-name="P55">No podrá guardar el archivo correctamente<text:s/>si no dispone de conexión.</text:p>
          </table:table-cell>
          <table:table-cell table:style-name="TableCell56">
            <text:p text:style-name="P57">Poner un aviso de advertencia al usuario que necesita conexión a internet.</text:p>
          </table:table-cell>
        </table:table-row>
        <table:table-row table:style-name="TableRow58">
          <table:table-cell table:style-name="TableCell59">
            <text:p text:style-name="P60">3</text:p>
          </table:table-cell>
          <table:table-cell table:style-name="TableCell61">
            <text:p text:style-name="P62"><text:span text:style-name="T63">Instagram – Icono de corazón</text:span>: el usuario cree que al pulsar el icono de corazón siempre marca “me gusta”, pero<text:s/><text:soft-page-break/>si lo pulsa dos veces sin querer se quita el “me gusta” y no siempre es evidente.<text:s/></text:p>
            <text:p text:style-name="P64"/>
          </table:table-cell>
          <table:table-cell table:style-name="TableCell65">
            <text:p text:style-name="P66">Al pulsar en la pantalla se da el like.</text:p>
          </table:table-cell>
          <table:table-cell table:style-name="TableCell67">
            <text:p text:style-name="P68">Al pulsar dos veces se quita el me gusta.</text:p>
          </table:table-cell>
          <table:table-cell table:style-name="TableCell69">
            <text:p text:style-name="P70">No podrá dar me gusta correctamente.</text:p>
          </table:table-cell>
          <table:table-cell table:style-name="TableCell71">
            <text:p text:style-name="P72">Que hubiese dos botones para quitar me gusta.</text:p>
          </table:table-cell>
        </table:table-row>
        <table:table-row table:style-name="TableRow73">
          <table:table-cell table:style-name="TableCell74">
            <text:p text:style-name="P75">4</text:p>
          </table:table-cell>
          <table:table-cell table:style-name="TableCell76">
            <text:p text:style-name="P77"><text:span text:style-name="T78">Spotify – Botón aleatorio</text:span>: el usuario cree que al pulsar “play” en una lista de reproducción las canciones sonarán en orden, pero en la versión gratuita se reproducen de manera aleatoria.<text:s/></text:p>
            <text:p text:style-name="P79"/>
          </table:table-cell>
          <table:table-cell table:style-name="TableCell80">
            <text:p text:style-name="P81">El usuario cree que sonarán en orden por defecto.</text:p>
          </table:table-cell>
          <table:table-cell table:style-name="TableCell82">
            <text:p text:style-name="P83">Sonará en aleatorio.</text:p>
          </table:table-cell>
          <table:table-cell table:style-name="TableCell84">
            <text:p text:style-name="P85">No hay un orden de escucha.</text:p>
          </table:table-cell>
          <table:table-cell table:style-name="TableCell86">
            <text:p text:style-name="P87">Dar la opción de reproducir canciones en orden en la versión gratuita.</text:p>
          </table:table-cell>
        </table:table-row>
        <table:table-row table:style-name="TableRow88">
          <table:table-cell table:style-name="TableCell89">
            <text:p text:style-name="P90">5</text:p>
          </table:table-cell>
          <table:table-cell table:style-name="TableCell91">
            <text:p text:style-name="P92"><text:span text:style-name="T93">Cajeros automáticos – Orden de retirada</text:span>: el usuario espera que el cajero devuelva primero la tarjeta y después el dinero, pero en algunos modelos antiguos el dinero salía antes y muchos clientes olvidaban retirar la tarjeta.<text:s/></text:p>
            <text:p text:style-name="P94"/>
          </table:table-cell>
          <table:table-cell table:style-name="TableCell95">
            <text:p text:style-name="P96">Tener primero la tarjeta y luego el dinero.</text:p>
          </table:table-cell>
          <table:table-cell table:style-name="TableCell97">
            <text:p text:style-name="P98">El dinero sale antes y luego la tarjeta.</text:p>
          </table:table-cell>
          <table:table-cell table:style-name="TableCell99">
            <text:p text:style-name="P100">El usuario puede olvidar la tarjeta.</text:p>
          </table:table-cell>
          <table:table-cell table:style-name="TableCell101">
            <text:p text:style-name="P102">Primero salga la tarjeta y después el dinero.</text:p>
          </table:table-cell>
        </table:table-row>
        <table:table-row table:style-name="TableRow103">
          <table:table-cell table:style-name="TableCell104">
            <text:p text:style-name="P105">6</text:p>
          </table:table-cell>
          <table:table-cell table:style-name="TableCell106">
            <text:p text:style-name="P107"><text:span text:style-name="T108">Netflix – Reproducción automática</text:span>: el usuario cree que al terminar un capítulo la serie se detiene, pero en realidad comienza automáticamente<text:s/><text:soft-page-break/>el siguiente capítulo sin preguntar.<text:s/></text:p>
            <text:p text:style-name="P109"/>
          </table:table-cell>
          <table:table-cell table:style-name="TableCell110">
            <text:p text:style-name="P111">El usuario cree que se detendrá a la espera de una respuesta.</text:p>
          </table:table-cell>
          <table:table-cell table:style-name="TableCell112">
            <text:p text:style-name="P113">Los capítulos comenzarán sin la respuesta del usuario.</text:p>
          </table:table-cell>
          <table:table-cell table:style-name="TableCell114">
            <text:p text:style-name="P115">El usuario puede creer haber visto algo sin haberlo visto.</text:p>
          </table:table-cell>
          <table:table-cell table:style-name="TableCell116">
            <text:p text:style-name="P117">Al terminar el episodio preguntar.</text:p>
          </table:table-cell>
        </table:table-row>
        <table:table-row table:style-name="TableRow118">
          <table:table-cell table:style-name="TableCell119">
            <text:p text:style-name="P120">7</text:p>
          </table:table-cell>
          <table:table-cell table:style-name="TableCell121">
            <text:p text:style-name="P122"><text:span text:style-name="T123">Amazon – Comprar con 1 clic</text:span>: el usuario piensa que al pulsar el botón “Comprar con 1 clic” aparecerá una pantalla de confirmación, pero en realidad la compra se realiza directamente sin aviso adicional.<text:s/></text:p>
            <text:p text:style-name="P124"/>
          </table:table-cell>
          <table:table-cell table:style-name="TableCell125">
            <text:p text:style-name="P126">Al darle al botón de comprar saldrá un aviso de compra.</text:p>
          </table:table-cell>
          <table:table-cell table:style-name="TableCell127">
            <text:p text:style-name="P128">Al pulsar el botón se comprará el producto.</text:p>
          </table:table-cell>
          <table:table-cell table:style-name="TableCell129">
            <text:p text:style-name="P130">El usuario podría comprar un producto por equivocación.</text:p>
          </table:table-cell>
          <table:table-cell table:style-name="TableCell131">
            <text:p text:style-name="P132">Poner un aviso después de pulsar el botón de comprar.</text:p>
          </table:table-cell>
        </table:table-row>
        <table:table-row table:style-name="TableRow133">
          <table:table-cell table:style-name="TableCell134">
            <text:p text:style-name="P135">8</text:p>
          </table:table-cell>
          <table:table-cell table:style-name="TableCell136">
            <text:p text:style-name="P137"><text:span text:style-name="T138">YouTube – Saltar anuncio</text:span>: el usuario cree que el botón “saltar anuncio” sirve para cerrar cualquier publicidad, pero en realidad solo algunos anuncios pueden saltarse y otros son obligatorios.<text:s/></text:p>
            <text:p text:style-name="P139"/>
          </table:table-cell>
          <table:table-cell table:style-name="TableCell140">
            <text:p text:style-name="P141">Al pulsar el botón se saltará el anuncio.</text:p>
          </table:table-cell>
          <table:table-cell table:style-name="TableCell142">
            <text:p text:style-name="P143">Al pulsar el botón saltará unos anuncios y otros no podrán saltarse.</text:p>
          </table:table-cell>
          <table:table-cell table:style-name="TableCell144">
            <text:p text:style-name="P145">El usuario no podrá saltar los anuncios y estará molesto.</text:p>
          </table:table-cell>
          <table:table-cell table:style-name="TableCell146">
            <text:p text:style-name="P147">Poner un aviso que ponga que no se pueden saltar algunos anuncios.</text:p>
          </table:table-cell>
        </table:table-row>
        <table:table-row table:style-name="TableRow148">
          <table:table-cell table:style-name="TableCell149">
            <text:p text:style-name="P150">9</text:p>
          </table:table-cell>
          <table:table-cell table:style-name="TableCell151">
            <text:p text:style-name="P152"><text:span text:style-name="T153">Telegram – Editar mensaje</text:span>: el usuario piensa que al editar un mensaje el receptor no lo notará, pero en realidad aparece marcado con la etiqueta “editado”.<text:s/></text:p>
            <text:p text:style-name="P154"/>
          </table:table-cell>
          <table:table-cell table:style-name="TableCell155">
            <text:p text:style-name="P156">Edita el mensaje sin que nadie lo note.</text:p>
          </table:table-cell>
          <table:table-cell table:style-name="TableCell157">
            <text:p text:style-name="P158">Los usuarios notarán que el mensaje es editado.</text:p>
          </table:table-cell>
          <table:table-cell table:style-name="TableCell159">
            <text:p text:style-name="P160">El usuario editará el mensaje, pero notará que el mensaje se muestra editado para los otros usuarios.</text:p>
          </table:table-cell>
          <table:table-cell table:style-name="TableCell161">
            <text:p text:style-name="P162">Quitar la etiquete de editado para evitar confusiones.</text:p>
          </table:table-cell>
        </table:table-row>
        <table:table-row table:style-name="TableRow163">
          <table:table-cell table:style-name="TableCell164">
            <text:p text:style-name="P165">10</text:p>
          </table:table-cell>
          <table:table-cell table:style-name="TableCell166">
            <text:p text:style-name="P167"><text:span text:style-name="T168">App de banca – Transferencias</text:span>: el<text:s/><text:soft-page-break/>usuario cree que al confirmar una transferencia el dinero llega inmediatamente a la otra cuenta, pero en realidad puede tardar horas o incluso días, según la entidad y la hora.<text:s/></text:p>
            <text:p text:style-name="P169"/>
          </table:table-cell>
          <table:table-cell table:style-name="TableCell170">
            <text:p text:style-name="P171">Al pulsar el botón de enviar, el<text:s/><text:soft-page-break/>dinero se envía de forma inmediata.</text:p>
          </table:table-cell>
          <table:table-cell table:style-name="TableCell172">
            <text:p text:style-name="P173">Al pulsar el botón el<text:s/><text:soft-page-break/>dinero tarda horas o días en enviarse.</text:p>
          </table:table-cell>
          <table:table-cell table:style-name="TableCell174">
            <text:p text:style-name="P175">El usuario cree que envió el<text:s/><text:soft-page-break/>dinero pero en realidad tardará días en enviarse.</text:p>
          </table:table-cell>
          <table:table-cell table:style-name="TableCell176">
            <text:p text:style-name="P177">Poner un aviso de que<text:s/><text:soft-page-break/>el dinero tardará días en llegar al otro usuario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c-eugphm" style:display-name="sc-eugphm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23T06:03:00Z</meta:creation-date>
    <dc:date>2025-09-23T06:37:00Z</dc:date>
    <meta:template xlink:href="Normal.dotm" xlink:type="simple"/>
    <meta:editing-cycles>1</meta:editing-cycles>
    <meta:editing-duration>PT2040S</meta:editing-duration>
    <meta:document-statistic meta:page-count="4" meta:paragraph-count="9" meta:word-count="711" meta:character-count="4616" meta:row-count="32" meta:non-whitespace-character-count="3914"/>
  </office:meta>
</office:document-meta>
</file>